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officeooo:rsid="000810e1" officeooo:paragraph-rsid="000810e1"/>
    </style:style>
    <style:style style:name="P2" style:family="paragraph" style:parent-style-name="_5f_text">
      <style:text-properties officeooo:paragraph-rsid="0009356c"/>
    </style:style>
    <style:style style:name="P3" style:family="paragraph" style:parent-style-name="_5f_paragraph">
      <style:text-properties officeooo:paragraph-rsid="0009c58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aeb8"/>
    </style:style>
    <style:style style:name="T3" style:family="text">
      <style:text-properties fo:language="en" fo:country="US" officeooo:rsid="0009356c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language-complex="ar" style:country-complex="SA"/>
    </style:style>
    <style:style style:name="T6" style:family="text">
      <style:text-properties style:font-name="Calibri Light" fo:font-size="11pt" fo:language="ru" fo:country="RU" fo:font-weight="250" officeooo:rsid="0007aeb8" style:language-complex="ar" style:country-complex="SA"/>
    </style:style>
    <style:style style:name="T7" style:family="text">
      <style:text-properties style:font-name="Calibri Light" fo:font-size="11pt" fo:language="ru" fo:country="RU" fo:font-weight="250" officeooo:rsid="0009356c" style:language-complex="ar" style:country-complex="SA"/>
    </style:style>
    <style:style style:name="T8" style:family="text">
      <style:text-properties style:font-name="Calibri Light" fo:font-size="11pt" fo:language="ru" fo:country="RU" fo:font-weight="250" officeooo:rsid="0009c582"/>
    </style:style>
    <style:style style:name="T9" style:family="text">
      <style:text-properties officeooo:rsid="0009c5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Ctrl-K + <text:s/>Ctrl-S – <text:span text:style-name="T4">таблица </text:span>hotkey</text:p>
      <text:p text:style-name="_5f_text"><text:span text:style-name="T1">Ctrl-K + <text:s/>Ctrl-C – </text:span><text:span text:style-name="T5">закоментить</text:span></text:p>
      <text:p text:style-name="_5f_text">Ctrl-K + <text:s/>Ctrl-<text:span text:style-name="T2">U</text:span> – <text:span text:style-name="T6">раскоментить</text:span></text:p>
      <text:p text:style-name="P2">Ctrl-K + <text:s/>Ctrl-<text:span text:style-name="T3">F</text:span> – <text:span text:style-name="T7">форматировать</text:span></text:p>
      <text:p text:style-name="P2"/>
      <text:p text:style-name="_5f_text"/>
      <text:p text:style-name="_5f_paragraph"/>
      <text:p text:style-name="_5f_paragraph">PHP Intelephense</text:p>
      <text:p text:style-name="P1">Ставим. Шестеренка → <text:span text:style-name="_5f_bold">Extension (Ctrl+Shift+X)</text:span><text:span text:style-name="T1">. </text:span><text:span text:style-name="T4">Ищем </text:span><text:span text:style-name="_5f_bold">PHP Intelephense</text:span><text:span text:style-name="T4"> и инсталлируем. Там же ищем </text:span><text:span text:style-name="_5f_bold">@builtin</text:span><text:span text:style-name="T4"> и отключаем </text:span><text:span text:style-name="_5f_bold">php PHP Language Features</text:span><text:span text:style-name="T4">. Оставьте </text:span><text:span text:style-name="_5f_bold">PHP Language Basic</text:span></text:p>
      <text:p text:style-name="P3"><text:span text:style-name="T8">Отключить индикацию не найденных функций можно в настройках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parent-style-name="_5f_paragraph" style:next-style-name="_5f_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4T23:18:25.779000000</dc:date>
    <meta:editing-duration>PT2H59M24S</meta:editing-duration>
    <meta:editing-cycles>7</meta:editing-cycles>
    <meta:document-statistic meta:table-count="0" meta:image-count="0" meta:object-count="0" meta:page-count="1" meta:paragraph-count="7" meta:word-count="51" meta:character-count="374" meta:non-whitespace-character-count="322"/>
  </office:meta>
</office:document-meta>
</file>